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75cm" fo:min-width="2.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3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896cm" fo:min-width="20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6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646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atin Modern Roman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4cm" svg:y="1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.3cm">
          <text:p text:style-name="P3"><text:span text:style-name="T1">Darr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.3cm">
          <text:p text:style-name="P3"><text:span text:style-name="T1">Rais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4.3cm">
          <text:p text:style-name="P3"><text:span text:style-name="T1">Miri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3"><text:span text:style-name="T1">Chey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7.3cm">
          <text:p text:style-name="P3"><text:span text:style-name="T1">Jol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<text:span text:style-name="T1">Fio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0.3cm">
          <text:p text:style-name="P3"><text:span text:style-name="T1">Dembélé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4.3cm">
          <text:p text:style-name="P3"><text:span text:style-name="T1">Gun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4.3cm">
          <text:p text:style-name="P1">Mehd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3"><text:span text:style-name="T1">Zachar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7.3cm">
          <text:p text:style-name="P3"><text:span text:style-name="T1">Shekina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3"><text:span text:style-name="T1">V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0.3cm">
          <text:p text:style-name="P3"><text:span text:style-name="T1">Prisc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3"><text:span text:style-name="T1">Zey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3.3cm">
          <text:p text:style-name="P1"><text:span text:style-name="T1">Dav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4.3cm">
          <text:p text:style-name="P3"><text:span text:style-name="T1">Kadidj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4.3cm">
          <text:p text:style-name="P3"><text:span text:style-name="T1">Guyven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Ra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7.3cm">
          <text:p text:style-name="P1"><text:span text:style-name="T1">Pasc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3"><text:span text:style-name="T1">Mous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0.3cm">
          <text:p text:style-name="P3"><text:span text:style-name="T1">Steic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3"><text:span text:style-name="T1">Ed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3.3cm">
          <text:p text:style-name="P3"><text:span text:style-name="T1">Précie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3.3cm">
          <text:p text:style-name="P3"><text:span text:style-name="T1">Nath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3.3cm">
          <text:p text:style-name="P1"><text:span text:style-name="T1">Bl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cm" svg:height="1.25cm" svg:x="6.65cm" svg:y="18.55cm">
          <text:p text:style-name="P1"><text:span text:style-name="T1">TABLEA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2cm" svg:x="15.4cm" svg:y="15.3cm">
          <text:p text:style-name="P1"><text:span text:style-name="T1">BUREA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2cm" svg:x="3.4cm" svg:y="16.3cm">
          <text:p text:style-name="P1"><text:span text:style-name="T1">ORD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0:52:46.596316515</meta:creation-date>
    <dc:date>2022-03-15T11:18:49.079897704</dc:date>
    <meta:editing-duration>PT28M28S</meta:editing-duration>
    <meta:editing-cycles>6</meta:editing-cycles>
    <meta:generator>LibreOffice/6.4.7.2$Linux_X86_64 LibreOffice_project/40$Build-2</meta:generator>
    <meta:document-statistic meta:object-count="40"/>
  </office:meta>
</office:document-meta>
</file>